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Parámetros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PARÁMETROS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2267989941" text:style-name="WWNum1">
              <text:list-item>
                <text:p text:style-name="P8">Tecnología X1 (Ejemplo: que es DHCP y como ponerlo en marcha).</text:p>
                <text:list>
                  <text:list-item>
                    <text:p text:style-name="P9">Grado de conocimientos de equipo:</text:p>
                    <text:list>
                      <text:list-item>
                        <text:p text:style-name="P10">Pepito (Alto)</text:p>
                        <text:list>
                          <text:list-item>
                            <text:p text:style-name="P11">Sabe X, Y, Z.</text:p>
                          </text:list-item>
                        </text:list>
                      </text:list-item>
                      <text:list-item>
                        <text:p text:style-name="P10">Juanito (Bajo)</text:p>
                        <text:list>
                          <text:list-item>
                            <text:p text:style-name="P11">Desconoce la tecnologí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Tecnología X2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1" meta:word-count="42" meta:character-count="219" meta:non-whitespace-character-count="191"/>
    <meta:generator>LibreOfficeDev/6.0.5.2$Linux_X86_64 LibreOffice_project/</meta:generator>
  </office:meta>
</office:document-meta>
</file>